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Cambria" officeooo:paragraph-rsid="000cbd77"/>
    </style:style>
    <style:style style:name="P2" style:family="paragraph" style:parent-style-name="Text_20_body">
      <style:text-properties style:font-name="Cambria" fo:font-size="11pt" officeooo:paragraph-rsid="000e7163" style:font-size-asian="11pt" style:font-size-complex="11pt"/>
    </style:style>
    <style:style style:name="P3" style:family="paragraph" style:parent-style-name="Text_20_body">
      <style:text-properties style:font-name="Cambria" fo:font-size="11pt" officeooo:rsid="001e1ddf" officeooo:paragraph-rsid="001e1ddf" style:font-size-asian="11pt" style:font-size-complex="11pt"/>
    </style:style>
    <style:style style:name="P4" style:family="paragraph" style:parent-style-name="Text_20_body">
      <style:text-properties style:font-name="Cambria" fo:font-size="11pt" fo:font-weight="normal" officeooo:rsid="00150f00" officeooo:paragraph-rsid="00150f00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Cambria" fo:font-size="11pt" fo:font-weight="normal" officeooo:rsid="000fa530" officeooo:paragraph-rsid="0012bb41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Cambria" fo:font-size="11pt" fo:font-weight="normal" officeooo:rsid="0025c9c9" officeooo:paragraph-rsid="000fa530" style:font-size-asian="9.60000038146973pt" style:font-weight-asian="normal" style:font-size-complex="11pt" style:font-weight-complex="normal"/>
    </style:style>
    <style:style style:name="P7" style:family="paragraph" style:parent-style-name="Text_20_body">
      <style:text-properties style:font-name="Cambria" fo:font-size="11pt" fo:font-weight="bold" officeooo:rsid="0020d1ab" officeooo:paragraph-rsid="0020d1ab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Cambria" fo:font-size="13pt" fo:font-weight="bold" officeooo:rsid="001e1ddf" officeooo:paragraph-rsid="001e1ddf" style:font-size-asian="11.3500003814697pt" style:font-weight-asian="bold" style:font-size-complex="13pt" style:font-weight-complex="bold"/>
    </style:style>
    <style:style style:name="P9" style:family="paragraph" style:parent-style-name="Text_20_body">
      <style:text-properties style:font-name="Cambria" fo:font-size="13pt" fo:font-weight="bold" officeooo:rsid="001e1ddf" officeooo:paragraph-rsid="003af7ba" style:font-size-asian="11.3500003814697pt" style:font-weight-asian="bold" style:font-size-complex="13pt" style:font-weight-complex="bold"/>
    </style:style>
    <style:style style:name="P10" style:family="paragraph" style:parent-style-name="Text_20_body">
      <style:text-properties style:text-line-through-style="solid" style:text-line-through-type="single" style:font-name="Cambria" fo:font-size="11pt" fo:font-weight="normal" officeooo:rsid="00160efe" officeooo:paragraph-rsid="00160ef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text-line-through-style="solid" style:text-line-through-type="single" style:font-name="Cambria" fo:font-size="13pt" fo:font-weight="bold" officeooo:rsid="0028e4ec" officeooo:paragraph-rsid="0028e4ec" style:font-size-asian="11.3500003814697pt" style:font-weight-asian="bold" style:font-size-complex="13pt" style:font-weight-complex="bold"/>
    </style:style>
    <style:style style:name="P12" style:family="paragraph" style:parent-style-name="Text_20_body">
      <style:text-properties style:text-line-through-style="solid" style:text-line-through-type="single" style:font-name="Cambria" fo:font-size="13pt" fo:font-weight="bold" officeooo:rsid="001e1ddf" officeooo:paragraph-rsid="001e1ddf" style:font-size-asian="13pt" style:font-weight-asian="bold" style:font-size-complex="13pt" style:font-weight-complex="bold"/>
    </style:style>
    <style:style style:name="P13" style:family="paragraph" style:parent-style-name="Text_20_body">
      <style:text-properties style:text-line-through-style="solid" style:text-line-through-type="single" style:font-name="Cambria" fo:font-size="13pt" fo:font-weight="bold" officeooo:rsid="00160efe" officeooo:paragraph-rsid="00160efe" style:font-size-asian="13pt" style:font-weight-asian="bold" style:font-size-complex="13pt" style:font-weight-complex="bold"/>
    </style:style>
    <style:style style:name="P14" style:family="paragraph" style:parent-style-name="Text_20_body">
      <style:text-properties style:text-line-through-style="solid" style:text-line-through-type="single" officeooo:paragraph-rsid="000fa530"/>
    </style:style>
    <style:style style:name="P15" style:family="paragraph" style:parent-style-name="Heading_20_1">
      <style:text-properties style:font-name="Cambria" officeooo:rsid="000cbd77" officeooo:paragraph-rsid="000cbd77"/>
    </style:style>
    <style:style style:name="P16" style:family="paragraph" style:parent-style-name="Text_20_body" style:list-style-name="L1">
      <style:text-properties style:text-line-through-style="solid" style:text-line-through-type="single" style:font-name="Cambria" fo:font-size="11pt" officeooo:rsid="000e7163" officeooo:paragraph-rsid="000e7163" style:font-size-asian="11pt" style:font-size-complex="11pt"/>
    </style:style>
    <style:style style:name="P17" style:family="paragraph" style:parent-style-name="Text_20_body" style:list-style-name="L1">
      <style:text-properties style:text-line-through-style="solid" style:text-line-through-type="single" style:font-name="Cambria" fo:font-size="11pt" officeooo:paragraph-rsid="000e7163" style:font-size-asian="11pt" style:font-size-complex="11pt"/>
    </style:style>
    <style:style style:name="P18" style:family="paragraph" style:parent-style-name="Text_20_body" style:list-style-name="L1">
      <style:text-properties style:text-line-through-style="solid" style:text-line-through-type="single" style:font-name="Cambria" fo:font-size="11pt" officeooo:rsid="00339b87" officeooo:paragraph-rsid="00339b87" style:font-size-asian="11pt" style:font-size-complex="11pt"/>
    </style:style>
    <style:style style:name="P19" style:family="paragraph" style:parent-style-name="Text_20_body" style:list-style-name="L1">
      <style:text-properties style:text-line-through-style="solid" style:text-line-through-type="single" style:font-name="Cambria" fo:font-size="11pt" officeooo:rsid="0028e4ec" officeooo:paragraph-rsid="0028e4ec" style:font-size-asian="11pt" style:font-size-complex="11pt"/>
    </style:style>
    <style:style style:name="P20" style:family="paragraph" style:parent-style-name="Text_20_body" style:list-style-name="L1">
      <style:text-properties style:text-line-through-style="solid" style:text-line-through-type="single" style:font-name="Cambria" fo:font-size="11pt" officeooo:rsid="001e1ddf" officeooo:paragraph-rsid="001e1ddf" style:font-size-asian="11pt" style:font-size-complex="11pt"/>
    </style:style>
    <style:style style:name="P21" style:family="paragraph" style:parent-style-name="Text_20_body" style:list-style-name="L2">
      <style:text-properties style:text-line-through-style="solid" style:text-line-through-type="single" style:font-name="Cambria" fo:font-size="11pt" fo:font-weight="normal" officeooo:rsid="00437bbe" officeooo:paragraph-rsid="00437bbe" style:font-size-asian="9.60000038146973pt" style:font-weight-asian="normal" style:font-size-complex="11pt" style:font-weight-complex="normal"/>
    </style:style>
    <style:style style:name="P22" style:family="paragraph" style:parent-style-name="Text_20_body" style:list-style-name="L3">
      <style:text-properties style:text-line-through-style="solid" style:text-line-through-type="single" style:font-name="Cambria" fo:font-size="11pt" fo:font-weight="normal" officeooo:rsid="0028e4ec" officeooo:paragraph-rsid="0028e4ec" style:font-size-asian="9.60000038146973pt" style:font-weight-asian="normal" style:font-size-complex="11pt" style:font-weight-complex="normal"/>
    </style:style>
    <style:style style:name="P23" style:family="paragraph" style:parent-style-name="Text_20_body" style:list-style-name="L6">
      <style:text-properties style:text-line-through-style="solid" style:text-line-through-type="single" style:font-name="Cambria" fo:font-size="11pt" fo:font-weight="normal" officeooo:rsid="002401b2" officeooo:paragraph-rsid="003af7ba" style:font-size-asian="9.60000038146973pt" style:font-weight-asian="normal" style:font-size-complex="11pt" style:font-weight-complex="normal"/>
    </style:style>
    <style:style style:name="P24" style:family="paragraph" style:parent-style-name="Text_20_body" style:list-style-name="L6">
      <style:text-properties style:text-line-through-style="solid" style:text-line-through-type="single" style:font-name="Cambria" fo:font-size="11pt" fo:font-weight="normal" officeooo:rsid="0025c9c9" officeooo:paragraph-rsid="003af7ba" style:font-size-asian="9.60000038146973pt" style:font-weight-asian="normal" style:font-size-complex="11pt" style:font-weight-complex="normal"/>
    </style:style>
    <style:style style:name="P25" style:family="paragraph" style:parent-style-name="Text_20_body" style:list-style-name="L7">
      <style:text-properties style:text-line-through-style="solid" style:text-line-through-type="single" style:font-name="Cambria" fo:font-size="11pt" fo:font-weight="normal" officeooo:rsid="00367317" officeooo:paragraph-rsid="00367317" style:font-size-asian="9.60000038146973pt" style:font-weight-asian="normal" style:font-size-complex="11pt" style:font-weight-complex="normal"/>
    </style:style>
    <style:style style:name="P26" style:family="paragraph" style:parent-style-name="Text_20_body" style:list-style-name="L10">
      <style:text-properties style:text-line-through-style="solid" style:text-line-through-type="single" style:font-name="Cambria" fo:font-size="11pt" fo:font-weight="normal" officeooo:rsid="001d6d44" officeooo:paragraph-rsid="001d6d44" style:font-size-asian="9.60000038146973pt" style:font-weight-asian="normal" style:font-size-complex="11pt" style:font-weight-complex="normal"/>
    </style:style>
    <style:style style:name="P27" style:family="paragraph" style:parent-style-name="Text_20_body" style:list-style-name="L10">
      <style:text-properties style:text-line-through-style="solid" style:text-line-through-type="single" style:font-name="Cambria" fo:font-size="11pt" fo:font-weight="normal" officeooo:rsid="004ca832" officeooo:paragraph-rsid="004ca832" style:font-size-asian="9.60000038146973pt" style:font-weight-asian="normal" style:font-size-complex="11pt" style:font-weight-complex="normal"/>
    </style:style>
    <style:style style:name="P28" style:family="paragraph" style:parent-style-name="Text_20_body" style:list-style-name="L10">
      <style:text-properties style:text-line-through-style="solid" style:text-line-through-type="single" style:font-name="Cambria" fo:font-size="11pt" fo:font-weight="normal" officeooo:rsid="00286404" officeooo:paragraph-rsid="00286404" style:font-size-asian="9.60000038146973pt" style:font-weight-asian="normal" style:font-size-complex="11pt" style:font-weight-complex="normal"/>
    </style:style>
    <style:style style:name="P29" style:family="paragraph" style:parent-style-name="Text_20_body" style:list-style-name="L4">
      <style:text-properties style:text-line-through-style="solid" style:text-line-through-type="single" style:font-name="Cambria" fo:font-size="11pt" fo:font-weight="normal" officeooo:rsid="0014da81" officeooo:paragraph-rsid="0014da81" style:font-size-asian="11pt" style:font-weight-asian="normal" style:font-size-complex="11pt" style:font-weight-complex="normal"/>
    </style:style>
    <style:style style:name="P30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50f00" officeooo:paragraph-rsid="00150f00" style:font-size-asian="11pt" style:font-weight-asian="normal" style:font-size-complex="11pt" style:font-weight-complex="normal"/>
    </style:style>
    <style:style style:name="P31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bcebf" officeooo:paragraph-rsid="001bcebf" style:font-size-asian="11pt" style:font-weight-asian="normal" style:font-size-complex="11pt" style:font-weight-complex="normal"/>
    </style:style>
    <style:style style:name="P32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bcebf" officeooo:paragraph-rsid="001c2353" style:font-size-asian="11pt" style:font-weight-asian="normal" style:font-size-complex="11pt" style:font-weight-complex="normal"/>
    </style:style>
    <style:style style:name="P33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9b05d" officeooo:paragraph-rsid="0019b05d" style:font-size-asian="11pt" style:font-weight-asian="normal" style:font-size-complex="11pt" style:font-weight-complex="normal"/>
    </style:style>
    <style:style style:name="P34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20d1ab" officeooo:paragraph-rsid="0020d1ab" style:font-size-asian="11pt" style:font-weight-asian="normal" style:font-size-complex="11pt" style:font-weight-complex="normal"/>
    </style:style>
    <style:style style:name="P35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60efe" officeooo:paragraph-rsid="00160efe" style:font-size-asian="11pt" style:font-weight-asian="normal" style:font-size-complex="11pt" style:font-weight-complex="normal"/>
    </style:style>
    <style:style style:name="P36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60efe" officeooo:paragraph-rsid="001e1ddf" style:font-size-asian="11pt" style:font-weight-asian="normal" style:font-size-complex="11pt" style:font-weight-complex="normal"/>
    </style:style>
    <style:style style:name="P37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60efe" officeooo:paragraph-rsid="001c2353" style:font-size-asian="11pt" style:font-weight-asian="normal" style:font-size-complex="11pt" style:font-weight-complex="normal"/>
    </style:style>
    <style:style style:name="P38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a1e4e" officeooo:paragraph-rsid="001a1e4e" style:font-size-asian="11pt" style:font-weight-asian="normal" style:font-size-complex="11pt" style:font-weight-complex="normal"/>
    </style:style>
    <style:style style:name="P39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a1e4e" officeooo:paragraph-rsid="001f1f10" style:font-size-asian="11pt" style:font-weight-asian="normal" style:font-size-complex="11pt" style:font-weight-complex="normal"/>
    </style:style>
    <style:style style:name="P40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c2353" officeooo:paragraph-rsid="001c2353" style:font-size-asian="11pt" style:font-weight-asian="normal" style:font-size-complex="11pt" style:font-weight-complex="normal"/>
    </style:style>
    <style:style style:name="P41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269812" officeooo:paragraph-rsid="00269812" style:font-size-asian="11pt" style:font-weight-asian="normal" style:font-size-complex="11pt" style:font-weight-complex="normal"/>
    </style:style>
    <style:style style:name="P42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7c7c2" officeooo:paragraph-rsid="001c2353" style:font-size-asian="11pt" style:font-weight-asian="normal" style:font-size-complex="11pt" style:font-weight-complex="normal"/>
    </style:style>
    <style:style style:name="P43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367317" officeooo:paragraph-rsid="00367317" style:font-size-asian="11pt" style:font-weight-asian="normal" style:font-size-complex="11pt" style:font-weight-complex="normal"/>
    </style:style>
    <style:style style:name="P44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367317" officeooo:paragraph-rsid="00368fbc" style:font-size-asian="11pt" style:font-weight-asian="normal" style:font-size-complex="11pt" style:font-weight-complex="normal"/>
    </style:style>
    <style:style style:name="P45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a8a73" officeooo:paragraph-rsid="001c2353" style:font-size-asian="11pt" style:font-weight-asian="normal" style:font-size-complex="11pt" style:font-weight-complex="normal"/>
    </style:style>
    <style:style style:name="P46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e1ddf" officeooo:paragraph-rsid="001e1ddf" style:font-size-asian="11pt" style:font-weight-asian="normal" style:font-size-complex="11pt" style:font-weight-complex="normal"/>
    </style:style>
    <style:style style:name="P47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ac321" officeooo:paragraph-rsid="001c2353" style:font-size-asian="11pt" style:font-weight-asian="normal" style:font-size-complex="11pt" style:font-weight-complex="normal"/>
    </style:style>
    <style:style style:name="P48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f1f10" officeooo:paragraph-rsid="001f1f10" style:font-size-asian="11pt" style:font-weight-asian="normal" style:font-size-complex="11pt" style:font-weight-complex="normal"/>
    </style:style>
    <style:style style:name="P49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368fbc" officeooo:paragraph-rsid="00368fbc" style:font-size-asian="11pt" style:font-weight-asian="normal" style:font-size-complex="11pt" style:font-weight-complex="normal"/>
    </style:style>
    <style:style style:name="P50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28e4ec" officeooo:paragraph-rsid="0028e4ec" style:font-size-asian="9.60000038146973pt" style:font-weight-asian="bold" style:font-size-complex="11pt" style:font-weight-complex="bold"/>
    </style:style>
    <style:style style:name="P51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433bd5" officeooo:paragraph-rsid="00433bd5" style:font-size-asian="9.60000038146973pt" style:font-weight-asian="bold" style:font-size-complex="11pt" style:font-weight-complex="bold"/>
    </style:style>
    <style:style style:name="P52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2a587c" officeooo:paragraph-rsid="002a587c" style:font-size-asian="9.60000038146973pt" style:font-weight-asian="bold" style:font-size-complex="11pt" style:font-weight-complex="bold"/>
    </style:style>
    <style:style style:name="P53" style:family="paragraph" style:parent-style-name="Text_20_body" style:list-style-name="L6">
      <style:text-properties style:text-line-through-style="solid" style:text-line-through-type="single" style:font-name="Cambria" fo:font-size="11pt" fo:font-weight="bold" officeooo:rsid="002401b2" officeooo:paragraph-rsid="003af7ba" style:font-size-asian="9.60000038146973pt" style:font-weight-asian="bold" style:font-size-complex="11pt" style:font-weight-complex="bold"/>
    </style:style>
    <style:style style:name="P54" style:family="paragraph" style:parent-style-name="Text_20_body" style:list-style-name="L10">
      <style:text-properties style:text-line-through-style="solid" style:text-line-through-type="single" style:font-name="Cambria" fo:font-size="11pt" fo:font-weight="bold" officeooo:rsid="00286404" officeooo:paragraph-rsid="00286404" style:font-size-asian="9.60000038146973pt" style:font-weight-asian="bold" style:font-size-complex="11pt" style:font-weight-complex="bold"/>
    </style:style>
    <style:style style:name="P55" style:family="paragraph" style:parent-style-name="Text_20_body" style:list-style-name="L9">
      <style:text-properties style:text-line-through-style="solid" style:text-line-through-type="single" style:font-name="Cambria" fo:font-size="11pt" fo:font-weight="bold" officeooo:rsid="001f1f10" officeooo:paragraph-rsid="001f1f10" style:font-size-asian="11pt" style:font-weight-asian="bold" style:font-size-complex="11pt" style:font-weight-complex="bold"/>
    </style:style>
    <style:style style:name="P56" style:family="paragraph" style:parent-style-name="Text_20_body" style:list-style-name="L9">
      <style:text-properties style:text-line-through-style="solid" style:text-line-through-type="single" style:font-name="Cambria" fo:font-size="11pt" fo:font-weight="bold" officeooo:rsid="00368fbc" officeooo:paragraph-rsid="00368fbc" style:font-size-asian="11pt" style:font-weight-asian="bold" style:font-size-complex="11pt" style:font-weight-complex="bold"/>
    </style:style>
    <style:style style:name="P57" style:family="paragraph" style:parent-style-name="Text_20_body">
      <style:text-properties style:text-line-through-style="solid" style:text-line-through-type="single" style:font-name="Cambria" fo:font-size="13pt" fo:font-weight="bold" officeooo:rsid="001c2353" officeooo:paragraph-rsid="001c2353" style:font-size-asian="13pt" style:font-weight-asian="bold" style:font-size-complex="13pt" style:font-weight-complex="bold"/>
    </style:style>
    <style:style style:name="P58" style:family="paragraph" style:parent-style-name="Text_20_body">
      <style:text-properties style:text-line-through-style="solid" style:text-line-through-type="single" style:font-name="Cambria" fo:font-size="13pt" fo:font-weight="bold" officeooo:rsid="00160efe" officeooo:paragraph-rsid="00160efe" style:font-size-asian="13pt" style:font-weight-asian="bold" style:font-size-complex="13pt" style:font-weight-complex="bold"/>
    </style:style>
    <style:style style:name="P59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fo:font-weight="normal" officeooo:rsid="0028e4ec" officeooo:paragraph-rsid="00368fbc" style:font-weight-asian="normal" style:font-weight-complex="normal"/>
    </style:style>
    <style:style style:name="P60" style:family="paragraph" style:parent-style-name="Text_20_body" style:list-style-name="L4">
      <style:text-properties style:text-line-through-style="solid" style:text-line-through-type="single" fo:font-weight="normal" officeooo:rsid="002a587c" officeooo:paragraph-rsid="002a587c" style:font-weight-asian="normal" style:font-weight-complex="normal"/>
    </style:style>
    <style:style style:name="P61" style:family="paragraph" style:parent-style-name="Text_20_body" style:list-style-name="L4">
      <style:text-properties style:text-line-through-style="solid" style:text-line-through-type="single" fo:font-weight="normal" officeooo:rsid="002a587c" officeooo:paragraph-rsid="002c07db" style:font-weight-asian="normal" style:font-weight-complex="normal"/>
    </style:style>
    <style:style style:name="P62" style:family="paragraph" style:parent-style-name="Text_20_body" style:list-style-name="L4">
      <style:text-properties style:text-line-through-style="solid" style:text-line-through-type="single" officeooo:rsid="003e6332" officeooo:paragraph-rsid="003e6332"/>
    </style:style>
    <style:style style:name="P63" style:family="paragraph" style:parent-style-name="Text_20_body" style:list-style-name="L4">
      <style:text-properties style:text-line-through-style="solid" style:text-line-through-type="single" officeooo:paragraph-rsid="002a587c"/>
    </style:style>
    <style:style style:name="P64" style:family="paragraph" style:parent-style-name="Text_20_body" style:list-style-name="L4">
      <style:text-properties style:text-line-through-style="solid" style:text-line-through-type="single" officeooo:paragraph-rsid="0014da81"/>
    </style:style>
    <style:style style:name="P65" style:family="paragraph" style:parent-style-name="Text_20_body" style:list-style-name="L4">
      <style:text-properties style:text-line-through-style="solid" style:text-line-through-type="single" officeooo:paragraph-rsid="002c07db"/>
    </style:style>
    <style:style style:name="P66" style:family="paragraph" style:parent-style-name="Text_20_body" style:list-style-name="L4">
      <style:text-properties style:text-line-through-style="solid" style:text-line-through-type="single" fo:font-weight="bold" officeooo:rsid="002a587c" officeooo:paragraph-rsid="002a587c" style:font-weight-asian="bold" style:font-weight-complex="bold"/>
    </style:style>
    <style:style style:name="P67" style:family="paragraph" style:parent-style-name="Text_20_body" style:list-style-name="L5">
      <style:text-properties style:text-line-through-style="solid" style:text-line-through-type="single" officeooo:paragraph-rsid="0017c7c2"/>
    </style:style>
    <style:style style:name="P68" style:family="paragraph" style:parent-style-name="Text_20_body" style:list-style-name="L10">
      <style:text-properties style:font-name="Cambria" fo:font-size="11pt" fo:font-weight="normal" officeooo:rsid="004ca832" officeooo:paragraph-rsid="004ca832" style:font-size-asian="9.60000038146973pt" style:font-weight-asian="normal" style:font-size-complex="11pt" style:font-weight-complex="normal"/>
    </style:style>
    <style:style style:name="P69" style:family="paragraph" style:parent-style-name="Text_20_body" style:list-style-name="L11">
      <style:text-properties style:font-name="Cambria" fo:font-size="11pt" fo:font-weight="normal" officeooo:rsid="0020d1ab" officeooo:paragraph-rsid="0020d1ab" style:font-size-asian="11pt" style:font-weight-asian="normal" style:font-size-complex="11pt" style:font-weight-complex="normal"/>
    </style:style>
    <style:style style:name="P70" style:family="paragraph" style:parent-style-name="Text_20_body" style:list-style-name="L11">
      <style:text-properties style:font-name="Cambria" fo:font-size="11pt" fo:font-weight="normal" officeooo:rsid="002197c8" officeooo:paragraph-rsid="002197c8" style:font-size-asian="11pt" style:font-weight-asian="normal" style:font-size-complex="11pt" style:font-weight-complex="normal"/>
    </style:style>
    <style:style style:name="P71" style:family="paragraph" style:parent-style-name="Text_20_body" style:list-style-name="L11">
      <style:text-properties style:font-name="Cambria" fo:font-size="11pt" fo:font-weight="normal" officeooo:rsid="0022e84a" officeooo:paragraph-rsid="0022e84a" style:font-size-asian="11pt" style:font-weight-asian="normal" style:font-size-complex="11pt" style:font-weight-complex="normal"/>
    </style:style>
    <style:style style:name="P72" style:family="paragraph" style:parent-style-name="Text_20_body" style:list-style-name="L11">
      <style:text-properties style:font-name="Cambria" fo:font-size="11pt" fo:font-weight="bold" officeooo:rsid="0020d1ab" officeooo:paragraph-rsid="0020d1ab" style:font-size-asian="11pt" style:font-weight-asian="bold" style:font-size-complex="11pt" style:font-weight-complex="bold"/>
    </style:style>
    <style:style style:name="P73" style:family="paragraph" style:parent-style-name="Text_20_body" style:list-style-name="L11">
      <style:text-properties style:font-name="Cambria" fo:font-size="11pt" fo:font-weight="bold" officeooo:rsid="00269812" officeooo:paragraph-rsid="00269812" style:font-size-asian="11pt" style:font-weight-asian="bold" style:font-size-complex="11pt" style:font-weight-complex="bold"/>
    </style:style>
    <style:style style:name="T1" style:family="text">
      <style:text-properties officeooo:rsid="000e7163"/>
    </style:style>
    <style:style style:name="T2" style:family="text">
      <style:text-properties officeooo:rsid="000ed3aa"/>
    </style:style>
    <style:style style:name="T3" style:family="text">
      <style:text-properties officeooo:rsid="001360e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b05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b05d" style:font-weight-asian="bold" style:font-weight-complex="bold"/>
    </style:style>
    <style:style style:name="T8" style:family="text">
      <style:text-properties fo:font-weight="bold" officeooo:rsid="001a1e4e" style:font-weight-asian="bold" style:font-weight-complex="bold"/>
    </style:style>
    <style:style style:name="T9" style:family="text">
      <style:text-properties fo:font-weight="bold" officeooo:rsid="001a8a73" style:font-weight-asian="bold" style:font-weight-complex="bold"/>
    </style:style>
    <style:style style:name="T10" style:family="text">
      <style:text-properties fo:font-weight="bold" officeooo:rsid="001ac321" style:font-weight-asian="bold" style:font-weight-complex="bold"/>
    </style:style>
    <style:style style:name="T11" style:family="text">
      <style:text-properties fo:font-weight="bold" officeooo:rsid="001e1ddf" style:font-weight-asian="bold" style:font-weight-complex="bold"/>
    </style:style>
    <style:style style:name="T12" style:family="text">
      <style:text-properties fo:font-weight="bold" officeooo:rsid="001f1f10" style:font-weight-asian="bold" style:font-weight-complex="bold"/>
    </style:style>
    <style:style style:name="T13" style:family="text">
      <style:text-properties fo:font-weight="bold" officeooo:rsid="0022e84a" style:font-weight-asian="bold" style:font-weight-complex="bold"/>
    </style:style>
    <style:style style:name="T14" style:family="text">
      <style:text-properties fo:font-weight="bold" officeooo:rsid="00286df4" style:font-weight-asian="bold" style:font-weight-complex="bold"/>
    </style:style>
    <style:style style:name="T15" style:family="text">
      <style:text-properties fo:font-weight="bold" officeooo:rsid="00368fbc" style:font-weight-asian="bold" style:font-weight-complex="bold"/>
    </style:style>
    <style:style style:name="T16" style:family="text">
      <style:text-properties fo:font-weight="bold" officeooo:rsid="004d2326" style:font-weight-asian="bold" style:font-weight-complex="bold"/>
    </style:style>
    <style:style style:name="T17" style:family="text">
      <style:text-properties fo:font-weight="bold" style:font-size-asian="9.60000038146973pt" style:font-weight-asian="bold" style:font-weight-complex="bold"/>
    </style:style>
    <style:style style:name="T18" style:family="text">
      <style:text-properties officeooo:rsid="001ac321"/>
    </style:style>
    <style:style style:name="T19" style:family="text">
      <style:text-properties officeooo:rsid="001c2353"/>
    </style:style>
    <style:style style:name="T20" style:family="text">
      <style:text-properties officeooo:rsid="001f1f10"/>
    </style:style>
    <style:style style:name="T21" style:family="text">
      <style:text-properties officeooo:rsid="002197c8"/>
    </style:style>
    <style:style style:name="T22" style:family="text">
      <style:text-properties officeooo:rsid="0025c9c9"/>
    </style:style>
    <style:style style:name="T23" style:family="text">
      <style:text-properties officeooo:rsid="00269812"/>
    </style:style>
    <style:style style:name="T24" style:family="text">
      <style:text-properties style:font-name="Cambria" fo:font-size="11pt" fo:font-weight="normal" style:font-size-asian="9.60000038146973pt" style:font-weight-asian="normal" style:font-size-complex="11pt" style:font-weight-complex="normal"/>
    </style:style>
    <style:style style:name="T25" style:family="text">
      <style:text-properties style:font-name="Cambria" fo:font-size="11pt" fo:font-weight="normal" officeooo:rsid="002a587c" style:font-size-asian="9.60000038146973pt" style:font-weight-asian="normal" style:font-size-complex="11pt" style:font-weight-complex="normal"/>
    </style:style>
    <style:style style:name="T26" style:family="text">
      <style:text-properties style:font-name="Cambria" fo:font-size="11pt" fo:font-weight="normal" officeooo:rsid="002c07db" style:font-size-asian="9.60000038146973pt" style:font-weight-asian="normal" style:font-size-complex="11pt" style:font-weight-complex="normal"/>
    </style:style>
    <style:style style:name="T27" style:family="text">
      <style:text-properties style:font-name="Cambria" fo:font-size="11pt" fo:font-weight="normal" officeooo:rsid="00145840" style:font-size-asian="11pt" style:font-weight-asian="normal" style:font-size-complex="11pt" style:font-weight-complex="normal"/>
    </style:style>
    <style:style style:name="T28" style:family="text">
      <style:text-properties style:font-name="Cambria" fo:font-size="11pt" fo:font-weight="normal" officeooo:rsid="0014da81" style:font-size-asian="11pt" style:font-weight-asian="normal" style:font-size-complex="11pt" style:font-weight-complex="normal"/>
    </style:style>
    <style:style style:name="T29" style:family="text">
      <style:text-properties style:font-name="Cambria" fo:font-size="11pt" fo:font-weight="normal" officeooo:rsid="001f1f10" style:font-size-asian="11pt" style:font-weight-asian="normal" style:font-size-complex="11pt" style:font-weight-complex="normal"/>
    </style:style>
    <style:style style:name="T30" style:family="text">
      <style:text-properties style:font-name="Cambria" fo:font-size="11pt" fo:font-weight="normal" officeooo:rsid="0017c7c2" style:font-size-asian="11pt" style:font-weight-asian="normal" style:font-size-complex="11pt" style:font-weight-complex="normal"/>
    </style:style>
    <style:style style:name="T31" style:family="text">
      <style:text-properties style:font-name="Cambria" fo:font-size="11pt" fo:font-weight="bold" officeooo:rsid="00145840" style:font-size-asian="11pt" style:font-weight-asian="bold" style:font-size-complex="11pt" style:font-weight-complex="bold"/>
    </style:style>
    <style:style style:name="T32" style:family="text">
      <style:text-properties style:font-name="Cambria" fo:font-size="11pt" fo:font-weight="bold" officeooo:rsid="001a8a73" style:font-size-asian="11pt" style:font-weight-asian="bold" style:font-size-complex="11pt" style:font-weight-complex="bold"/>
    </style:style>
    <style:style style:name="T33" style:family="text">
      <style:text-properties style:font-name="Cambria" fo:font-size="11pt" fo:font-weight="bold" officeooo:rsid="0019b05d" style:font-size-asian="11pt" style:font-weight-asian="bold" style:font-size-complex="11pt" style:font-weight-complex="bold"/>
    </style:style>
    <style:style style:name="T34" style:family="text">
      <style:text-properties style:font-name="Cambria" fo:font-size="11pt" fo:font-weight="bold" officeooo:rsid="001e1ddf" style:font-size-asian="11pt" style:font-weight-asian="bold" style:font-size-complex="11pt" style:font-weight-complex="bold"/>
    </style:style>
    <style:style style:name="T35" style:family="text">
      <style:text-properties style:font-name="Cambria" fo:font-size="11pt" fo:font-weight="bold" officeooo:rsid="0017c7c2" style:font-size-asian="11pt" style:font-weight-asian="bold" style:font-size-complex="11pt" style:font-weight-complex="bold"/>
    </style:style>
    <style:style style:name="T36" style:family="text">
      <style:text-properties style:font-name="Cambria" fo:font-size="11pt" fo:font-weight="bold" style:font-size-asian="9.60000038146973pt" style:font-weight-asian="bold" style:font-size-complex="11pt" style:font-weight-complex="bold"/>
    </style:style>
    <style:style style:name="T37" style:family="text">
      <style:text-properties style:font-name="Cambria" fo:font-size="11pt" fo:font-weight="bold" officeooo:rsid="001bcebf" style:font-size-asian="9.60000038146973pt" style:font-weight-asian="bold" style:font-size-complex="11pt" style:font-weight-complex="bold"/>
    </style:style>
    <style:style style:name="T38" style:family="text">
      <style:text-properties style:font-name="Cambria" fo:font-size="11pt" fo:font-weight="bold" officeooo:rsid="00367317" style:font-size-asian="9.60000038146973pt" style:font-weight-asian="bold" style:font-size-complex="11pt" style:font-weight-complex="bold"/>
    </style:style>
    <style:style style:name="T39" style:family="text">
      <style:text-properties style:font-name="Cambria" fo:font-size="11pt" fo:font-weight="bold" officeooo:rsid="002c07db" style:font-size-asian="9.60000038146973pt" style:font-weight-asian="bold" style:font-size-complex="11pt" style:font-weight-complex="bold"/>
    </style:style>
    <style:style style:name="T40" style:family="text">
      <style:text-properties style:font-name="Cambria" fo:font-size="11pt" style:font-size-asian="9.60000038146973pt" style:font-size-complex="11pt"/>
    </style:style>
    <style:style style:name="T41" style:family="text">
      <style:text-properties style:font-name="Cambria" fo:font-size="11pt" officeooo:rsid="001bcebf" style:font-size-asian="9.60000038146973pt" style:font-size-complex="11pt"/>
    </style:style>
    <style:style style:name="T42" style:family="text">
      <style:text-properties style:font-name="Cambria" fo:font-size="11pt" officeooo:rsid="0028e4ec" style:font-size-asian="9.60000038146973pt" style:font-size-complex="11pt"/>
    </style:style>
    <style:style style:name="T43" style:family="text">
      <style:text-properties style:font-name="Cambria" fo:font-size="13pt" fo:font-weight="bold" officeooo:rsid="003af7ba" style:font-size-asian="13pt" style:font-weight-asian="bold" style:font-size-complex="13pt" style:font-weight-complex="bold"/>
    </style:style>
    <style:style style:name="T44" style:family="text">
      <style:text-properties style:font-name="Cambria" fo:font-size="13pt" fo:font-weight="bold" officeooo:rsid="0019b05d" style:font-size-asian="13pt" style:font-weight-asian="bold" style:font-size-complex="13pt" style:font-weight-complex="bold"/>
    </style:style>
    <style:style style:name="T45" style:family="text">
      <style:text-properties style:font-name="Cambria" fo:font-size="13pt" fo:font-weight="bold" officeooo:rsid="002197c8" style:font-size-asian="13pt" style:font-weight-asian="bold" style:font-size-complex="13pt" style:font-weight-complex="bold"/>
    </style:style>
    <style:style style:name="T46" style:family="text">
      <style:text-properties style:font-name="Cambria" fo:font-size="13pt" fo:font-weight="bold" officeooo:rsid="000fa530" style:font-size-asian="13pt" style:font-weight-asian="bold" style:font-size-complex="13pt" style:font-weight-complex="bold"/>
    </style:style>
    <style:style style:name="T47" style:family="text">
      <style:text-properties style:font-name="Cambria" fo:font-size="13pt" fo:font-weight="bold" officeooo:rsid="001360e0" style:font-size-asian="13pt" style:font-weight-asian="bold" style:font-size-complex="13pt" style:font-weight-complex="bold"/>
    </style:style>
    <style:style style:name="T48" style:family="text">
      <style:text-properties style:font-name="Cambria" fo:font-size="13pt" fo:font-weight="bold" officeooo:rsid="00394deb" style:font-size-asian="13pt" style:font-weight-asian="bold" style:font-size-complex="13pt" style:font-weight-complex="bold"/>
    </style:style>
    <style:style style:name="T49" style:family="text">
      <style:text-properties style:font-name="Cambria" fo:font-size="13pt" fo:font-weight="bold" officeooo:rsid="003813cb" style:font-size-asian="13pt" style:font-weight-asian="bold" style:font-size-complex="13pt" style:font-weight-complex="bold"/>
    </style:style>
    <style:style style:name="T50" style:family="text">
      <style:text-properties officeooo:rsid="002d647a"/>
    </style:style>
    <style:style style:name="T51" style:family="text">
      <style:text-properties officeooo:rsid="00368fbc"/>
    </style:style>
    <style:style style:name="T52" style:family="text">
      <style:text-properties officeooo:rsid="003af7ba"/>
    </style:style>
    <style:style style:name="T53" style:family="text">
      <style:text-properties officeooo:rsid="003b8f9a"/>
    </style:style>
    <style:style style:name="T54" style:family="text">
      <style:text-properties officeooo:rsid="003bd433"/>
    </style:style>
    <style:style style:name="T55" style:family="text">
      <style:text-properties officeooo:rsid="003d31ad"/>
    </style:style>
    <style:style style:name="T56" style:family="text">
      <style:text-properties officeooo:rsid="00286404"/>
    </style:style>
    <style:style style:name="T57" style:family="text">
      <style:text-properties officeooo:rsid="0044fcd1"/>
    </style:style>
    <style:style style:name="T58" style:family="text">
      <style:text-properties officeooo:rsid="0049b168"/>
    </style:style>
    <style:style style:name="T59" style:family="text">
      <style:text-properties officeooo:rsid="0049ffeb"/>
    </style:style>
    <style:style style:name="T60" style:family="text">
      <style:text-properties style:text-line-through-style="solid" style:text-line-through-type="single"/>
    </style:style>
    <style:style style:name="T61" style:family="text">
      <style:text-properties style:text-line-through-style="solid" style:text-line-through-type="single" officeooo:rsid="002197c8"/>
    </style:style>
    <style:style style:name="T62" style:family="text">
      <style:text-properties style:text-line-through-style="solid" style:text-line-through-type="single" officeooo:rsid="003af7ba"/>
    </style:style>
    <style:style style:name="T63" style:family="text">
      <style:text-properties style:text-line-through-style="solid" style:text-line-through-type="single" officeooo:rsid="003bd433"/>
    </style:style>
    <style:style style:name="T64" style:family="text">
      <style:text-properties officeooo:rsid="004ca832"/>
    </style:style>
    <style:style style:name="T65" style:family="text">
      <style:text-properties officeooo:rsid="004d232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Schach – Pseudocode</text:h>
      <text:p text:style-name="P1"/>
      <text:p text:style-name="P12">HTML/CSS - Grundgerüst</text:p>
      <text:list xml:id="list4101988653" text:style-name="L1">
        <text:list-item>
          <text:p text:style-name="P16">HTML [Spielfeld]<text:tab/><text:tab/>→ Div &gt; Div x 8 <text:span text:style-name="T3">x 8</text:span></text:p>
        </text:list-item>
        <text:list-item>
          <text:p text:style-name="P17"><text:span text:style-name="T1">HTML [Figuren]<text:tab/><text:tab/>→ </text:span><text:span text:style-name="T2">SVGs innherhalb der Divs</text:span></text:p>
          <text:list>
            <text:list-item>
              <text:p text:style-name="P18">Figuren werden in Divs Platziert als SVG Dateien</text:p>
            </text:list-item>
          </text:list>
        </text:list-item>
        <text:list-item>
          <text:p text:style-name="P19">HTML [Input]<text:tab/><text:tab/>→ 2<text:span text:style-name="T50">x</text:span> Input für Spielernamen</text:p>
        </text:list-item>
        <text:list-item>
          <text:p text:style-name="P20">CSS<text:tab/><text:tab/><text:tab/><text:tab/>→ simples Styling</text:p>
        </text:list-item>
      </text:list>
      <text:p text:style-name="P3"/>
      <text:p text:style-name="P11"><text:span text:style-name="T52">1</text:span>. JS – Start Game – <text:span text:style-name="T52">Modul index.js</text:span></text:p>
      <text:list xml:id="list681843558" text:style-name="L2">
        <text:list-item>
          <text:p text:style-name="P21">Funktion <text:span text:style-name="T6">„changePlayer“</text:span></text:p>
          <text:list>
            <text:list-item>
              <text:p text:style-name="P21"><text:span text:style-name="T6">Zweck: </text:span>Ändert den Spieler und startet Spiel neu</text:p>
            </text:list-item>
          </text:list>
        </text:list-item>
      </text:list>
      <text:list xml:id="list4151200089" text:style-name="L3">
        <text:list-item>
          <text:p text:style-name="P22">Funktion: <text:span text:style-name="T6">„startGame“</text:span></text:p>
          <text:list>
            <text:list-item>
              <text:p text:style-name="P50">Zweck: <text:span text:style-name="T4">Startet das Spiel.</text:span></text:p>
            </text:list-item>
            <text:list-item>
              <text:p text:style-name="P51"><text:span text:style-name="T4">Startet die Funktion </text:span><text:span text:style-name="T56">„resetGame“</text:span></text:p>
            </text:list-item>
            <text:list-item>
              <text:p text:style-name="P52"><text:span text:style-name="T4">Startet die Funktion </text:span>„getPlayerName“</text:p>
            </text:list-item>
            <text:list-item>
              <text:p text:style-name="P50"><text:span text:style-name="T4">Startet die Funktion </text:span>„updateBoard“</text:p>
            </text:list-item>
            <text:list-item>
              <text:p text:style-name="P59"><text:span text:style-name="T40">Startet die Funktion</text:span><text:span text:style-name="T36"> „</text:span><text:span text:style-name="T38">addEventListenerToField“</text:span></text:p>
            </text:list-item>
          </text:list>
        </text:list-item>
      </text:list>
      <text:p text:style-name="P2"/>
      <text:p text:style-name="P14"><text:span text:style-name="T43">2</text:span><text:span text:style-name="T44">. </text:span><text:span text:style-name="T45">JS</text:span><text:span text:style-name="T46"> – </text:span><text:span text:style-name="T47">Spielfeld – </text:span><text:span text:style-name="T48">Spieldaten</text:span><text:span text:style-name="T49"> – </text:span><text:span text:style-name="T43">Modul </text:span><text:span text:style-name="T48">Data</text:span></text:p>
      <text:list xml:id="list1815932112" text:style-name="L4">
        <text:list-item>
          <text:p text:style-name="P62"><text:span text:style-name="T25">O</text:span><text:span text:style-name="T24">bjekt </text:span><text:span text:style-name="T36">„Data“</text:span></text:p>
          <text:list>
            <text:list-item>
              <text:p text:style-name="P63"><text:span text:style-name="T25">Variable</text:span><text:span text:style-name="T37"> „round = 0“</text:span></text:p>
              <text:list>
                <text:list-item>
                  <text:p text:style-name="P66"><text:span text:style-name="T41">Z</text:span><text:span text:style-name="T40">weck: </text:span><text:span text:style-name="T24">Zählt die Runden</text:span></text:p>
                </text:list-item>
              </text:list>
            </text:list-item>
            <text:list-item>
              <text:p text:style-name="P66"><text:span text:style-name="T24">Variable „</text:span><text:span text:style-name="T40">player1“</text:span></text:p>
              <text:list>
                <text:list-item>
                  <text:p text:style-name="P66"><text:span text:style-name="T40">Zweck: </text:span><text:span text:style-name="T24">Dient für die Siegerverkündung</text:span></text:p>
                </text:list-item>
              </text:list>
            </text:list-item>
            <text:list-item>
              <text:p text:style-name="P60"><text:span text:style-name="T40">Variable </text:span><text:span text:style-name="T36">„player2“</text:span></text:p>
              <text:list>
                <text:list-item>
                  <text:p text:style-name="P66"><text:span text:style-name="T40">Zweck: </text:span><text:span text:style-name="T24">Gleich wie „Player1“</text:span></text:p>
                </text:list-item>
                <text:list-item>
                  <text:p text:style-name="P66"><text:span text:style-name="T40">Zweck: </text:span><text:span text:style-name="T24">Dient zur Überprüfung auf AI</text:span></text:p>
                </text:list-item>
              </text:list>
            </text:list-item>
            <text:list-item>
              <text:p text:style-name="P63"><text:span text:style-name="T27">Array 8 x 8 </text:span><text:span text:style-name="T31">„</text:span><text:span text:style-name="T32">b</text:span><text:span text:style-name="T33">oard“</text:span></text:p>
              <text:list>
                <text:list-item>
                  <text:p text:style-name="P64"><text:span text:style-name="T34">Zweck: </text:span><text:span text:style-name="T28">Das Array soll zur Bestimmung der </text:span><text:span text:style-name="T29">v</text:span><text:span text:style-name="T28">aliden Züge dienen</text:span></text:p>
                </text:list-item>
                <text:list-item>
                  <text:p text:style-name="P29"><text:span text:style-name="T11">Zweck: </text:span>Das Array soll zur Überprüfung eines Sieges/Matt dienen</text:p>
                </text:list-item>
              </text:list>
            </text:list-item>
          </text:list>
        </text:list-item>
        <text:list-item>
          <text:p text:style-name="P61"><text:span text:style-name="T42">F</text:span><text:span text:style-name="T40">unktion </text:span><text:span text:style-name="T36">„getPlayerName“</text:span></text:p>
          <text:list>
            <text:list-item>
              <text:p text:style-name="P61"><text:soft-page-break/><text:span text:style-name="T36">Zweck: </text:span><text:span text:style-name="T40">Speichert die SpielerNamen aus dem Input</text:span></text:p>
            </text:list-item>
            <text:list-item>
              <text:p text:style-name="P65"><text:span text:style-name="T26">Speicher die Spielernamen im Objekt </text:span><text:span text:style-name="T39">„gameData“</text:span></text:p>
            </text:list-item>
          </text:list>
        </text:list-item>
      </text:list>
      <text:list xml:id="list3126534974" text:style-name="L5">
        <text:list-item>
          <text:p text:style-name="P67"><text:span text:style-name="T30">Funktion </text:span><text:span text:style-name="T35">„</text:span><text:span text:style-name="T33">updateBoard</text:span><text:span text:style-name="T35">“ </text:span></text:p>
          <text:list>
            <text:list-item>
              <text:p text:style-name="P30"><text:span text:style-name="T11">Zweck: </text:span>Das Array soll sich an das Spielfeld anpassen bzw. aktualisieren</text:p>
            </text:list-item>
            <text:list-item>
              <text:p text:style-name="P30">Schleife durchforscht gesamtes Spielfeld und speichert die jeweilige Figur am Ort im Array ab.</text:p>
            </text:list-item>
            <text:list-item>
              <text:p text:style-name="P31">+1 Runde <text:span text:style-name="T6">„</text:span><text:span text:style-name="T12">round“ </text:span><text:span text:style-name="T55">(lieber in eigene</text:span><text:span text:style-name="T57">r</text:span><text:span text:style-name="T55"> Funktion)</text:span></text:p>
            </text:list-item>
            <text:list-item>
              <text:p text:style-name="P33">Funktion <text:span text:style-name="T6">„checkGameStatus“</text:span> wird ausgeführt</text:p>
            </text:list-item>
            <text:list-item>
              <text:p text:style-name="P34"><text:span text:style-name="T23">Wenn AI ein Spieler, dann </text:span>Funktion <text:span text:style-name="T6">„checkAITurn“</text:span></text:p>
            </text:list-item>
          </text:list>
        </text:list-item>
      </text:list>
      <text:p text:style-name="P7"/>
      <text:p text:style-name="P9"><text:span text:style-name="T52">3</text:span><text:span text:style-name="T60">. </text:span><text:span text:style-name="T61">JS</text:span><text:span text:style-name="T60"> – Figurenklassen – </text:span><text:span text:style-name="T62">Modul </text:span><text:span text:style-name="T63">Pieces – Game Logic</text:span></text:p>
      <text:list xml:id="list3353480788" text:style-name="L6">
        <text:list-item>
          <text:p text:style-name="P53">Bauer </text:p>
          <text:list>
            <text:list-item>
              <text:p text:style-name="P23">Bewegung: 1 Feld nach vorn</text:p>
            </text:list-item>
            <text:list-item>
              <text:p text:style-name="P23">Angriff: 1 Feld zu beiden vorderen Seiten</text:p>
            </text:list-item>
          </text:list>
        </text:list-item>
        <text:list-item>
          <text:p text:style-name="P53">Läufer</text:p>
          <text:list>
            <text:list-item>
              <text:p text:style-name="P23">Bewegung: Unendlich d<text:span text:style-name="T22">iagonal</text:span></text:p>
            </text:list-item>
          </text:list>
        </text:list-item>
        <text:list-item>
          <text:p text:style-name="P53">Springer</text:p>
          <text:list>
            <text:list-item>
              <text:p text:style-name="P23">Bewegung: L</text:p>
            </text:list-item>
            <text:list-item>
              <text:p text:style-name="P24">Springt über Figuren</text:p>
            </text:list-item>
          </text:list>
        </text:list-item>
        <text:list-item>
          <text:p text:style-name="P53">Turm</text:p>
          <text:list>
            <text:list-item>
              <text:p text:style-name="P24">Bewegung: Unendlich horizontal und vertikal</text:p>
            </text:list-item>
            <text:list-item>
              <text:p text:style-name="P24">Fähigkeit: Tausch mit König</text:p>
            </text:list-item>
          </text:list>
        </text:list-item>
        <text:list-item>
          <text:p text:style-name="P53">Dame</text:p>
          <text:list>
            <text:list-item>
              <text:p text:style-name="P24">Bewegung: Unendlich Felder jede Richtung</text:p>
            </text:list-item>
          </text:list>
        </text:list-item>
        <text:list-item>
          <text:p text:style-name="P53">König </text:p>
          <text:list>
            <text:list-item>
              <text:p text:style-name="P24">Bewegung: 1 Feld jede Richtung</text:p>
            </text:list-item>
          </text:list>
        </text:list-item>
      </text:list>
      <text:p text:style-name="P4"/>
      <text:p text:style-name="P13"><text:span text:style-name="T52">4</text:span><text:span text:style-name="T5">. </text:span><text:span text:style-name="T21">JS</text:span> – <text:span text:style-name="T19">Auswahl der Figur – </text:span><text:span text:style-name="T52">Modul PieceMove – </text:span><text:span text:style-name="T54">Game Logik</text:span></text:p>
      <text:list xml:id="list729144124" text:style-name="L7">
        <text:list-item>
          <text:p text:style-name="P25">Funktion: <text:span text:style-name="T6">„addEventListenerToField“</text:span></text:p>
          <text:list>
            <text:list-item>
              <text:p text:style-name="P25"><text:span text:style-name="T6">Zweck: </text:span>Fügt allen Feldern einen EventListener hinzu mit der <text:s/>Funktion <text:span text:style-name="T6">„selectPiece“.</text:span></text:p>
            </text:list-item>
          </text:list>
        </text:list-item>
        <text:list-item>
          <text:p text:style-name="P25">Funktion: <text:span text:style-name="T6">„removeEventListenerToField“</text:span></text:p>
          <text:list>
            <text:list-item>
              <text:p text:style-name="P25"><text:span text:style-name="T6">Zweck:</text:span> Entfernt von allen Feldern einen EventListener mit der <text:s/>Funktion <text:span text:style-name="T6">„selectPiece“.</text:span></text:p>
            </text:list-item>
          </text:list>
        </text:list-item>
      </text:list>
      <text:list xml:id="list2342796416" text:style-name="L8">
        <text:list-item>
          <text:p text:style-name="P35"><text:soft-page-break/>Funktion - <text:span text:style-name="T6">„</text:span><text:span text:style-name="T7">selectPiece</text:span><text:span text:style-name="T6">“</text:span></text:p>
          <text:list>
            <text:list-item>
              <text:p text:style-name="P36"><text:span text:style-name="T10">Zweck: </text:span>Ermöglicht das <text:span text:style-name="T20">A</text:span>nwählen einer Figur durch einen Klick</text:p>
            </text:list-item>
            <text:list-item>
              <text:p text:style-name="P38">löst Funktion aus, die Überprüft wer gerade dran ist, <text:span text:style-name="T6">„checkWhoseTurn“</text:span></text:p>
            </text:list-item>
            <text:list-item>
              <text:p text:style-name="P35">löst Funktion aus, die die validen Züge überprüft, <text:span text:style-name="T8">„calculateValidMoves“</text:span></text:p>
              <text:list>
                <text:list-item>
                  <text:p text:style-name="P40">Übergibt die ID der Schachfigur</text:p>
                </text:list-item>
              </text:list>
            </text:list-item>
          </text:list>
        </text:list-item>
        <text:list-item>
          <text:p text:style-name="P38">Funktion <text:span text:style-name="T6">„checkWhoseTurn“</text:span></text:p>
          <text:list>
            <text:list-item>
              <text:p text:style-name="P39"><text:span text:style-name="T6">Zweck: </text:span>Nur die Figuren die deinem Zug entsprechen dürfen ausgewählt werden.</text:p>
            </text:list-item>
            <text:list-item>
              <text:p text:style-name="P38">Wenn Spieler 1 dran ist und die Figur weiß ist, dann weiter sonst return.</text:p>
            </text:list-item>
            <text:list-item>
              <text:p text:style-name="P38">Wenn Spieler 2 dran ist und die Figur schwarz ist, dann weiter sonst return.</text:p>
            </text:list-item>
          </text:list>
        </text:list-item>
      </text:list>
      <text:p text:style-name="P10"/>
      <text:p text:style-name="P13"><text:span text:style-name="T52">5</text:span><text:span text:style-name="T5">. </text:span><text:span text:style-name="T21">JS</text:span> – <text:span text:style-name="T19">Platzierung der Figur – </text:span><text:span text:style-name="T52">Modul PieceMove – </text:span><text:span text:style-name="T54">Game Logik</text:span></text:p>
      <text:list xml:id="list3819508029" text:style-name="L9">
        <text:list-item>
          <text:p text:style-name="P37">Funktion <text:span text:style-name="T6">„</text:span><text:span text:style-name="T7">calculateValidMoves</text:span><text:span text:style-name="T6">“</text:span></text:p>
          <text:list>
            <text:list-item>
              <text:p text:style-name="P55">Zweck: <text:span text:style-name="T4">Berechnet valide Züge, damit diese weitergegeben werden können.</text:span></text:p>
            </text:list-item>
            <text:list-item>
              <text:p text:style-name="P37">Valide Züge werden berechnet, <text:span text:style-name="T5">anhand des Arrays </text:span><text:span text:style-name="T7">„</text:span><text:span text:style-name="T8">b</text:span><text:span text:style-name="T7">oard“ </text:span><text:span text:style-name="T19">und der übergebenen ID, </text:span><text:span text:style-name="T58">die die </text:span><text:span text:style-name="T59">funktion</text:span><text:span text:style-name="T19"> von der jeweiligen Figur </text:span><text:span text:style-name="T58">aufruft</text:span><text:span text:style-name="T19">.</text:span></text:p>
            </text:list-item>
            <text:list-item>
              <text:p text:style-name="P41">Startet die Funktion <text:span text:style-name="T6">„filterInvalidMoves“</text:span></text:p>
            </text:list-item>
            <text:list-item>
              <text:p text:style-name="P41">Wenn kein valider Zug vorhanden, dann return.</text:p>
            </text:list-item>
            <text:list-item>
              <text:p text:style-name="P42">Löst Funktion aus, die die validen Züge anzeigt, <text:span text:style-name="T6">„</text:span><text:span text:style-name="T7">showValidMoves“</text:span></text:p>
            </text:list-item>
          </text:list>
        </text:list-item>
        <text:list-item>
          <text:p text:style-name="P42">Funktion <text:span text:style-name="T6">„</text:span><text:span text:style-name="T8">showValidMoves</text:span><text:span text:style-name="T6">“</text:span></text:p>
          <text:list>
            <text:list-item>
              <text:p text:style-name="P42"><text:span text:style-name="T14">Zweck: </text:span>Valide Züge werden dem Benutzer auf dem Bord angezeigt</text:p>
            </text:list-item>
            <text:list-item>
              <text:p text:style-name="P43">Entfernt alle Eventlistener mit der Funktion <text:span text:style-name="T6">„remove</text:span><text:span text:style-name="T17">EventListenerToField“</text:span></text:p>
            </text:list-item>
            <text:list-item>
              <text:p text:style-name="P42">Jedem validem Feld wird ein EventListener<text:span text:style-name="T6"> „</text:span><text:span text:style-name="T9">executeMove“</text:span><text:span text:style-name="T6"> </text:span>hinzugefügt</text:p>
            </text:list-item>
            <text:list-item>
              <text:p text:style-name="P45">Jedem anderen Feld, ein Event, dass die Figur wieder abwählt. <text:span text:style-name="T6">„deselectPiece“</text:span></text:p>
            </text:list-item>
          </text:list>
        </text:list-item>
        <text:list-item>
          <text:p text:style-name="P45">Funktion <text:span text:style-name="T6">„deselectPiece“</text:span></text:p>
          <text:list>
            <text:list-item>
              <text:p text:style-name="P46"><text:span text:style-name="T6">Zweck: </text:span>Setzt die Auswahl des Boards zurück.</text:p>
            </text:list-item>
            <text:list-item>
              <text:p text:style-name="P45">entfernt alle EventListener, die durch „showValidMoves“ hinzugefügt wurden.</text:p>
            </text:list-item>
            <text:list-item>
              <text:p text:style-name="P43">Startet die Funktion <text:span text:style-name="T6">„add</text:span><text:span text:style-name="T17">EventListenerToField“</text:span></text:p>
            </text:list-item>
            <text:list-item>
              <text:p text:style-name="P45"><text:span text:style-name="T51">Startet die Funktion </text:span><text:span text:style-name="T15">„resetMoveHints“</text:span><text:span text:style-name="T18">.</text:span></text:p>
            </text:list-item>
          </text:list>
        </text:list-item>
        <text:list-item>
          <text:p text:style-name="P44">Funktion <text:span text:style-name="T6">„reset</text:span><text:span text:style-name="T15">MoveHints</text:span><text:span text:style-name="T6">“</text:span></text:p>
          <text:list>
            <text:list-item>
              <text:p text:style-name="P56">Zweck: <text:span text:style-name="T4">Entfernt alle visuellen Zughinweise.</text:span></text:p>
            </text:list-item>
          </text:list>
        </text:list-item>
        <text:list-item>
          <text:p text:style-name="P47">Funktion <text:span text:style-name="T6">„executeMove“</text:span></text:p>
          <text:list>
            <text:list-item>
              <text:p text:style-name="P48"><text:soft-page-break/><text:span text:style-name="T6">Zweck: </text:span>Führt den Zug aus.</text:p>
            </text:list-item>
            <text:list-item>
              <text:p text:style-name="P47">Entfernt aus dem angewählten Feld, das Kindelement bzw. eine eventuelle Figur.</text:p>
            </text:list-item>
            <text:list-item>
              <text:p text:style-name="P47">Platziert die ausgewählte Figur.</text:p>
            </text:list-item>
            <text:list-item>
              <text:p text:style-name="P47">Entfernt die ausgewählte Figur vom alten Platz.</text:p>
            </text:list-item>
            <text:list-item>
              <text:p text:style-name="P32">Startet die Funktion „<text:span text:style-name="T6">deselectPiece“</text:span></text:p>
              <text:list>
                <text:list-item>
                  <text:p text:style-name="P49">Wenn keine AI, wenn doch dan<text:span text:style-name="T53">n</text:span> start der Funktion <text:span text:style-name="T6">„resetMoveHints“</text:span></text:p>
                </text:list-item>
              </text:list>
            </text:list-item>
            <text:list-item>
              <text:p text:style-name="P47">Startet die Funktion „<text:span text:style-name="T6">updateBoard“</text:span>.</text:p>
            </text:list-item>
          </text:list>
        </text:list-item>
        <text:list-item>
          <text:p text:style-name="P41">Funktion <text:span text:style-name="T6">„filterInavlidMoves“</text:span></text:p>
          <text:list>
            <text:list-item>
              <text:p text:style-name="P41"><text:span text:style-name="T6">Zweck: </text:span>Filtert alle ungültigen Züge, die als Folge hätten, dass der König direkt angegriffen werden kann.</text:p>
            </text:list-item>
            <text:list-item>
              <text:p text:style-name="P41">Durchsucht alle möglichen Züge der Gegenseite, wenn der Spieler diesen Zug ausführt.</text:p>
            </text:list-item>
            <text:list-item>
              <text:p text:style-name="P41">Entfernt alle die ungültig sind und gibt die möglichen Züge zurück.</text:p>
            </text:list-item>
          </text:list>
        </text:list-item>
      </text:list>
      <text:p text:style-name="P5"/>
      <text:p text:style-name="P57"><text:span text:style-name="T52">6</text:span>. <text:span text:style-name="T21">JS</text:span> – Konrolle auf Sieg oder Schach – <text:span text:style-name="T52">Modul controllGameStatus – </text:span><text:span text:style-name="T54">Game Logic</text:span></text:p>
      <text:list xml:id="list3454898927" text:style-name="L10">
        <text:list-item>
          <text:p text:style-name="P26">Funktion <text:span text:style-name="T6">„checkGameStatus“</text:span></text:p>
          <text:list>
            <text:list-item>
              <text:p text:style-name="P26"><text:span text:style-name="T6">Zweck:</text:span> Kontrolliert ob das Spiel entschieden ist oder ein „Schach“ vorliegt.</text:p>
            </text:list-item>
            <text:list-item>
              <text:p text:style-name="P26">Startet die Funktion <text:span text:style-name="T6">„checkWin“</text:span>.</text:p>
            </text:list-item>
            <text:list-item>
              <text:p text:style-name="P26">Startet die Funktion <text:span text:style-name="T6">„checkSchach“.</text:span></text:p>
            </text:list-item>
            <text:list-item>
              <text:p text:style-name="P68">Wenn Schach wahr, <text:span text:style-name="T65">dann </text:span><text:span text:style-name="T16">„showSchach“.</text:span></text:p>
            </text:list-item>
          </text:list>
        </text:list-item>
        <text:list-item>
          <text:p text:style-name="P26">Funktion <text:span text:style-name="T6">„checkSchach“</text:span></text:p>
          <text:list>
            <text:list-item>
              <text:p text:style-name="P26"><text:span text:style-name="T12">Zweck: </text:span>Ein Hinweis wird eingeblendet das ein Schach vorlieg<text:span text:style-name="T64">t</text:span></text:p>
            </text:list-item>
          </text:list>
        </text:list-item>
        <text:list-item>
          <text:p text:style-name="P27">Funktion <text:span text:style-name="T6">„showSchach“</text:span></text:p>
          <text:list>
            <text:list-item>
              <text:p text:style-name="P27"><text:span text:style-name="T6">Zweck: </text:span>Zeigt den Schach visuell an.</text:p>
            </text:list-item>
          </text:list>
        </text:list-item>
        <text:list-item>
          <text:p text:style-name="P26">Funktion <text:span text:style-name="T6">„checkWin“</text:span></text:p>
          <text:list>
            <text:list-item>
              <text:p text:style-name="P26"><text:span text:style-name="T12">Zweck: </text:span>Überprüft ob einer der Spieler gesiegt hat.</text:p>
            </text:list-item>
            <text:list-item>
              <text:p text:style-name="P28">Startet die Funktion <text:span text:style-name="T6">„runGameOver“</text:span></text:p>
            </text:list-item>
          </text:list>
        </text:list-item>
        <text:list-item>
          <text:p text:style-name="P28">Funktion <text:span text:style-name="T6">„runGameOver“</text:span></text:p>
          <text:list>
            <text:list-item>
              <text:p text:style-name="P54">Zweck: <text:span text:style-name="T4">Meldung erscheint, wer der Sieger ist.</text:span></text:p>
            </text:list-item>
            <text:list-item>
              <text:p text:style-name="P28">Meldung über den Sieger</text:p>
            </text:list-item>
            <text:list-item>
              <text:p text:style-name="P54"><text:span text:style-name="T4">Startet die Funktion </text:span>„resetGame“</text:p>
            </text:list-item>
          </text:list>
        </text:list-item>
        <text:list-item>
          <text:p text:style-name="P54"><text:span text:style-name="T4">Funktion </text:span>„resetGame“</text:p>
          <text:list>
            <text:list-item>
              <text:p text:style-name="P54"><text:soft-page-break/>Zweck: <text:span text:style-name="T4">Setzt das Spiel zurück.</text:span></text:p>
            </text:list-item>
            <text:list-item>
              <text:p text:style-name="P28">Round wird auf 0 gesetzt</text:p>
            </text:list-item>
            <text:list-item>
              <text:p text:style-name="P28">Figuren bekommen ihren alten Platz zurück.</text:p>
            </text:list-item>
          </text:list>
        </text:list-item>
      </text:list>
      <text:p text:style-name="P6"/>
      <text:p text:style-name="P8"><text:span text:style-name="T52">7</text:span>. <text:span text:style-name="T21">JS</text:span> – AI – <text:span text:style-name="T52">Modul AI-Logik</text:span></text:p>
      <text:list xml:id="list4126508138" text:style-name="L11">
        <text:list-item>
          <text:p text:style-name="P69">Funktion <text:span text:style-name="T6">„checkAITurn“</text:span></text:p>
          <text:list>
            <text:list-item>
              <text:p text:style-name="P72">Zweck: <text:span text:style-name="T4">Überpfüft ob die AI am Zug ist.</text:span></text:p>
            </text:list-item>
            <text:list-item>
              <text:p text:style-name="P72"><text:span text:style-name="T4">Startet die Funktion </text:span>„checkAllValidAIMoves“</text:p>
            </text:list-item>
          </text:list>
        </text:list-item>
        <text:list-item>
          <text:p text:style-name="P69">Funktion <text:span text:style-name="T6">„checkAllValidAIMoves“</text:span></text:p>
          <text:list>
            <text:list-item>
              <text:p text:style-name="P72">Zweck: <text:span text:style-name="T4">Überprüft alle valide mögliche Züge von der AI und gibt sie wieder.</text:span></text:p>
            </text:list-item>
            <text:list-item>
              <text:p text:style-name="P73"><text:span text:style-name="T4">Startet die Funktion </text:span>„filterInvalidMoves“</text:p>
            </text:list-item>
            <text:list-item>
              <text:p text:style-name="P72"><text:span text:style-name="T4">Startet Funktion </text:span>„<text:span text:style-name="T21">evaluateAIMoves“</text:span></text:p>
            </text:list-item>
          </text:list>
        </text:list-item>
        <text:list-item>
          <text:p text:style-name="P70">Funktion <text:span text:style-name="T6">„evaluateAIMoves“</text:span></text:p>
          <text:list>
            <text:list-item>
              <text:p text:style-name="P70"><text:span text:style-name="T6">Zweck: </text:span>Kontrolliert alle möglichen Züge und sucht den Besten aus.</text:p>
            </text:list-item>
            <text:list-item>
              <text:p text:style-name="P70">Startet die Funktion <text:span text:style-name="T6">„</text:span><text:span text:style-name="T13">showAISelected</text:span><text:span text:style-name="T6">Move“</text:span></text:p>
            </text:list-item>
          </text:list>
        </text:list-item>
        <text:list-item>
          <text:p text:style-name="P71">Funktion <text:span text:style-name="T6">„showAISelectedMove“</text:span></text:p>
          <text:list>
            <text:list-item>
              <text:p text:style-name="P71"><text:span text:style-name="T6">Zweck: </text:span>Zeigt dem Spieler visuell welchen Zug die AI machen wird.</text:p>
            </text:list-item>
            <text:list-item>
              <text:p text:style-name="P71">Makiert Feld wohin der Zug gehen wird für 2 sek.</text:p>
            </text:list-item>
            <text:list-item>
              <text:p text:style-name="P71">Startet die Funktion <text:span text:style-name="T6">„executeMove“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5:52:08.683671920</meta:creation-date>
    <dc:date>2024-05-27T21:21:12.546731414</dc:date>
    <meta:editing-duration>P1DT2H6M35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5" meta:paragraph-count="134" meta:word-count="894" meta:character-count="5668" meta:non-whitespace-character-count="5002"/>
  </office:meta>
</office:document-meta>
</file>